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Таблица1" style:family="table" style:master-page-name="">
      <style:table-properties style:width="27.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6.191cm" style:rel-column-width="3510*"/>
    </style:style>
    <style:style style:name="Таблица1.B" style:family="table-column">
      <style:table-column-properties style:column-width="19.967cm" style:rel-column-width="11320*"/>
    </style:style>
    <style:style style:name="Таблица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Таблица1.A2" style:family="table-cell" style:data-style-name="N200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Таблица1.B2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Таблица1.A3" style:family="table-cell" style:data-style-name="N200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Таблица1.B3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Таблица1.31" style:family="table-row">
      <style:table-row-properties style:min-row-height="0.309cm"/>
    </style:style>
    <style:style style:name="Таблица1.38" style:family="table-row">
      <style:table-row-properties fo:background-color="transparent" fo:keep-together="auto">
        <style:background-image/>
      </style:table-row-properties>
    </style:style>
    <style:style style:name="Таблица1.A38" style:family="table-cell" style:data-style-name="N20000">
      <style:table-cell-properties style:vertical-align=""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>
      <style:text-properties fo:color="#069a2e" loext:opacity="100%" style:font-name="Consola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Consolas" fo:font-size="10pt" fo:language="ru" fo:country="RU" officeooo:rsid="0021d614" officeooo:paragraph-rsid="0021d614" fo:background-color="#81d41a" style:font-size-asian="10pt" style:font-size-complex="10pt"/>
    </style:style>
    <style:style style:name="P6" style:family="paragraph" style:parent-style-name="Standard">
      <style:text-properties style:font-name="Consolas" fo:font-size="10pt" officeooo:rsid="0021d614" officeooo:paragraph-rsid="0021d614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number:number-style style:name="N20000" number:language="ru" number:country="RU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root@prd-msg-pg-03 ~]# <text:span text:style-name="T1">ls -lLa /var/lib/pgsql/</text:span></text:p>
      <text:p text:style-name="P1">total 636</text:p>
      <text:p text:style-name="P1">drwx------ <text:s text:c="2"/>7 postgres postgres <text:s/>4096 May 21 16:19 .</text:p>
      <text:p text:style-name="P1">drwxr-xr-x. 44 root <text:s text:c="4"/>root <text:s text:c="5"/>4096 Mar 25 10:50 ..</text:p>
      <text:p text:style-name="P1">drwx------ <text:s text:c="2"/>6 postgres postgres <text:s/>4096 Mar 25 13:18 14</text:p>
      <text:p text:style-name="P1">-rw-r--r-- <text:s text:c="2"/>1 postgres postgres 18097 Mar 21 11:57 1go_aud.sql</text:p>
      <text:p text:style-name="P1">-rw------- <text:s text:c="2"/>1 postgres postgres 23189 May 21 16:19 .bash_history</text:p>
      <text:p text:style-name="P1">-rwx------ <text:s text:c="2"/>1 postgres postgres <text:s text:c="2"/>266 Mar 25 10:50 .bash_profile</text:p>
      <text:p text:style-name="P1">drwx------ <text:s text:c="2"/>3 postgres postgres <text:s/>4096 Jan 27 12:35 .config</text:p>
      <text:p text:style-name="P1">-rw-r--r-- <text:s text:c="2"/>1 postgres postgres 26922 Mar 21 11:25 drip_aud.sql</text:p>
      <text:p text:style-name="P1">drwxr-xr-x <text:s text:c="2"/>2 postgres postgres <text:s/>4096 Feb 23 03:00 dump</text:p>
      <text:p text:style-name="P1">-rw-r--r-- <text:s text:c="2"/>1 postgres postgres <text:s/>7738 Mar 21 11:54 flagman_aud.sql</text:p>
      <text:p text:style-name="P1">-rw-r--r-- <text:s text:c="2"/>1 postgres postgres 68679 Mar 21 11:57 fresh_aud.sql</text:p>
      <text:p text:style-name="P1">-rw-r--r-- <text:s text:c="2"/>1 postgres postgres 13227 Mar 21 11:58 gizbo_aud.sql</text:p>
      <text:p text:style-name="P1">-rw-r--r-- <text:s text:c="2"/>1 postgres postgres 11873 Mar 21 11:27 irwin_aud.sql</text:p>
      <text:p text:style-name="P1">-rw-r--r-- <text:s text:c="2"/>1 postgres postgres 50894 Mar 21 11:55 izzi_aud.sql</text:p>
      <text:p text:style-name="P1">-rw-r--r-- <text:s text:c="2"/>1 postgres postgres 53850 Mar 21 11:59 jet_aud.sql</text:p>
      <text:p text:style-name="P1">-rw-r--r-- <text:s text:c="2"/>1 postgres postgres 28141 Mar 21 11:26 legzo_aud.sql</text:p>
      <text:p text:style-name="P1">-rw------- <text:s text:c="2"/>1 postgres postgres <text:s text:c="3"/>20 Apr 17 07:23 .lesshst</text:p>
      <text:p text:style-name="P1">-rw-r--r-- <text:s text:c="2"/>1 postgres postgres 20898 Mar 21 11:24 lex_aud.sql</text:p>
      <text:p text:style-name="P1">-rw-r--r-- <text:s text:c="2"/>1 postgres postgres 18107 Mar 21 11:31 monro_aud.sql</text:p>
      <text:p text:style-name="P1">-rw-r--r-- <text:s text:c="2"/>1 postgres postgres <text:s text:c="2"/>292 Mar 25 14:02 .profile_14_messenger</text:p>
      <text:p text:style-name="P1">-rw------- <text:s text:c="2"/>1 postgres postgres 29732 May 20 14:45 .psql_history</text:p>
      <text:p text:style-name="P1">-rw------- <text:s text:c="2"/>1 postgres postgres <text:s text:c="3"/>15 Jan 31 14:36 .python_history</text:p>
      <text:p text:style-name="P1">-rw-r--r-- <text:s text:c="2"/>1 postgres postgres 38072 Mar 21 11:28 roxn_aud.sql</text:p>
      <text:p text:style-name="P1">drwxr-xr-x <text:s text:c="2"/>2 postgres postgres <text:s/>4096 Feb <text:s/>6 14:12 scripts<text:tab/><text:tab/><text:tab/><text:tab/></text:p>
      <text:p text:style-name="P1">-rw-r--r-- <text:s text:c="2"/>1 postgres postgres 96412 Mar 21 10:26 sol_aud.sql</text:p>
      <text:p text:style-name="P1">drwx------ <text:s text:c="2"/>2 postgres postgres <text:s/>4096 Sep 23 <text:s/>2024 .ssh<text:tab/><text:tab/><text:tab/><text:tab/><text:tab/></text:p>
      <text:p text:style-name="P1">-rw-r--r-- <text:s text:c="2"/>1 postgres postgres 30287 Mar 21 11:53 starda_aud.sql</text:p>
      <text:p text:style-name="P1">-rw------- <text:s text:c="2"/>1 postgres postgres 12856 May 21 16:01 .viminfo</text:p>
      <text:p text:style-name="P1">-rw-r--r-- <text:s text:c="2"/>1 postgres postgres 18637 Mar 21 12:00 volna_aud.sql</text:p>
      <text:p text:style-name="P1"/>
      <text:p text:style-name="P1">[root@prd-msg-pg-03 ~]# <text:span text:style-name="T1">ls -Ll /var/lib/pgsql/14/messenger</text:span></text:p>
      <text:p text:style-name="P1">total 2264</text:p>
      <text:p text:style-name="P1">-rw------- <text:s/>1 postgres postgres <text:s text:c="4"/>231 Mar 25 13:18 backup_label.old</text:p>
      <text:p text:style-name="P1">-rw------- <text:s/>1 postgres postgres 1514649 Mar 25 13:57 backup_manifest</text:p>
      <text:p text:style-name="P2">drwx------ 23 postgres postgres <text:s text:c="3"/>4096 Apr 11 06:46 base</text:p>
      <text:p text:style-name="P1">drwxr-xr-x <text:s/>2 postgres postgres <text:s text:c="3"/>4096 Mar 25 13:57 conf.d</text:p>
      <text:p text:style-name="P2">-rw------- <text:s/>1 postgres postgres <text:s text:c="5"/>46 May 26 09:51 current_logfiles</text:p>
      <text:p text:style-name="P2">drwx------ <text:s/>2 postgres postgres <text:s text:c="3"/>4096 May 26 09:39 global</text:p>
      <text:p text:style-name="P1">-rw-r--r-- <text:s/>1 postgres postgres <text:s text:c="2"/>20966 Mar 25 13:18 lex_aud.sql</text:p>
      <text:p text:style-name="P1">-rw------- <text:s/>1 postgres postgres <text:s text:c="4"/>302 Mar 25 13:18 patroni.dynamic.json</text:p>
      <text:p text:style-name="P2">drwx------ <text:s/>2 postgres postgres <text:s text:c="3"/>4096 Mar 25 13:18 pg_commit_ts</text:p>
      <text:p text:style-name="P2">drwx------ <text:s/>2 postgres postgres <text:s text:c="3"/>4096 Mar 25 13:57 pg_dynshmem</text:p>
      <text:p text:style-name="P1">-rw------- <text:s/>1 postgres postgres <text:s text:c="3"/>2487 Mar 25 13:18 pg_hba.conf</text:p>
      <text:p text:style-name="P1">-rw------- <text:s/>1 postgres postgres <text:s text:c="3"/>2403 Mar 25 13:57 pg_hba.conf.backup</text:p>
      <text:p text:style-name="P1"><text:soft-page-break/>-rw------- <text:s/>1 postgres postgres <text:s text:c="3"/>1636 Mar 25 13:18 pg_ident.conf</text:p>
      <text:p text:style-name="P1">-rw------- <text:s/>1 postgres postgres <text:s text:c="3"/>1636 Mar 25 13:18 pg_ident.conf.backup</text:p>
      <text:p text:style-name="P2">drwx------ <text:s/>4 postgres postgres <text:s text:c="3"/>4096 May 26 09:46 pg_logical</text:p>
      <text:p text:style-name="P2">drwx------ <text:s/>4 postgres postgres <text:s text:c="3"/>4096 Mar 25 13:18 pg_multixact</text:p>
      <text:p text:style-name="P2">drwx------ <text:s/>2 postgres postgres <text:s text:c="3"/>4096 Mar 25 13:18 pg_notify</text:p>
      <text:p text:style-name="P2">drwx------ <text:s/>3 postgres postgres <text:s text:c="3"/>4096 Mar 28 08:45 pg_replslot</text:p>
      <text:p text:style-name="P2">drwx------ <text:s/>2 postgres postgres <text:s text:c="3"/>4096 Mar 25 13:18 pg_serial</text:p>
      <text:p text:style-name="P2">drwx------ <text:s/>2 postgres postgres <text:s text:c="3"/>4096 Mar 25 13:18 pg_snapshots</text:p>
      <text:p text:style-name="P2">drwx------ <text:s/>2 postgres postgres <text:s text:c="3"/>4096 Mar 28 06:06 pg_stat</text:p>
      <text:p text:style-name="P2">drwx------ <text:s/>2 postgres postgres <text:s text:c="3"/>4096 Mar 28 06:16 pg_stat_tmp</text:p>
      <text:p text:style-name="P2">drwx------ <text:s/>2 postgres postgres <text:s text:c="3"/>4096 May 26 09:46 pg_subtrans</text:p>
      <text:p text:style-name="P1">drwx------ <text:s/>2 postgres postgres <text:s text:c="3"/>4096 Mar 25 13:18 pg_tblspc</text:p>
      <text:p text:style-name="P1">drwx------ <text:s/>2 postgres postgres <text:s text:c="3"/>4096 Mar 25 13:18 pg_twophase</text:p>
      <text:p text:style-name="P2">-rw------- <text:s/>1 postgres postgres <text:s text:c="6"/>3 Mar 25 13:57 PG_VERSION</text:p>
      <text:p text:style-name="P2">drwx------ <text:s/>3 postgres postgres <text:s/>581632 May 26 09:46 pg_wal</text:p>
      <text:p text:style-name="P1">drwx------ <text:s/>2 postgres postgres <text:s text:c="3"/>4096 May 26 07:36 pg_xact</text:p>
      <text:p text:style-name="P2">-rw------- <text:s/>1 postgres postgres <text:s text:c="3"/>1154 Apr 24 07:48 postgresql.auto.conf</text:p>
      <text:p text:style-name="P1">-rw------- <text:s/>1 postgres postgres <text:s text:c="2"/>28908 Mar 27 13:38 postgresql.base.conf</text:p>
      <text:p text:style-name="P1">-rw------- <text:s/>1 postgres postgres <text:s text:c="2"/>28900 Mar 25 13:18 postgresql.base.conf.backup</text:p>
      <text:p text:style-name="P1">-rw------- <text:s/>1 postgres postgres <text:s text:c="3"/>1057 Mar 27 13:33 postgresql.conf</text:p>
      <text:p text:style-name="P1">-rw------- <text:s/>1 postgres postgres <text:s text:c="3"/>1054 Mar 25 13:18 postgresql.conf.backup</text:p>
      <text:p text:style-name="P1">-rw-r--r-- <text:s/>1 postgres postgres <text:s text:c="5"/>55 Mar 25 13:18 postgresql.conf.start</text:p>
      <text:p text:style-name="P2">-rw------- <text:s/>1 postgres postgres <text:s text:c="5"/>62 Mar 28 06:16 postmaster.opts</text:p>
      <text:p text:style-name="P2">-rw------- <text:s/>1 postgres postgres <text:s text:c="5"/>94 Mar 28 06:16 postmaster.pid</text:p>
      <text:p text:style-name="P1">-rw------- <text:s/>1 postgres postgres <text:s text:c="6"/>0 Mar 25 13:18 tablespace_map.old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text:s/>Имя файла/каталога <text:s text:c="8"/></text:p>
          </table:table-cell>
          <table:table-cell table:style-name="Таблица1.A1" office:value-type="string">
            <text:p text:style-name="P3"><text:s/>Назначение <text:s text:c="64"/></text:p>
          </table:table-cell>
        </table:table-row>
        <table:table-row>
          <table:table-cell table:style-name="Таблица1.A2" office:value-type="float" office:value="0">
            <text:p text:style-name="P4"><text:s/>backup_label.old <text:s text:c="10"/></text:p>
          </table:table-cell>
          <table:table-cell table:style-name="Таблица1.B2" office:value-type="float" office:value="0">
            <text:p text:style-name="P4"><text:s/>Остаточный файл после резервного копирования (PITR или pg_basebackup). <text:s text:c="4"/></text:p>
          </table:table-cell>
        </table:table-row>
        <table:table-row>
          <table:table-cell table:style-name="Таблица1.A3" office:value-type="float" office:value="0">
            <text:p text:style-name="P4"><text:s/>backup_manifest <text:s text:c="11"/></text:p>
          </table:table-cell>
          <table:table-cell table:style-name="Таблица1.B3" office:value-type="float" office:value="0">
            <text:p text:style-name="P4"><text:s/>Манифест файлов в резервной копии (для проверки целостности). <text:s text:c="13"/></text:p>
          </table:table-cell>
        </table:table-row>
        <table:table-row>
          <table:table-cell table:style-name="Таблица1.A2" office:value-type="float" office:value="0">
            <text:p text:style-name="P4"><text:s/>base/ <text:s text:c="21"/></text:p>
          </table:table-cell>
          <table:table-cell table:style-name="Таблица1.B2" office:value-type="float" office:value="0">
            <text:p text:style-name="P4"><text:s/>Основные данные всех баз данных (таблицы, индексы). <text:s text:c="23"/></text:p>
          </table:table-cell>
        </table:table-row>
        <table:table-row>
          <table:table-cell table:style-name="Таблица1.A3" office:value-type="float" office:value="0">
            <text:p text:style-name="P4"><text:s/>conf.d/ <text:s text:c="19"/></text:p>
          </table:table-cell>
          <table:table-cell table:style-name="Таблица1.B3" office:value-type="float" office:value="0">
            <text:p text:style-name="P4"><text:s/>Дополнительные конфигурационные файлы (подключаются к postgresql.conf). <text:s text:c="3"/></text:p>
          </table:table-cell>
        </table:table-row>
        <table:table-row>
          <table:table-cell table:style-name="Таблица1.A2" office:value-type="float" office:value="0">
            <text:p text:style-name="P4"><text:s/>current_logfiles <text:s text:c="10"/></text:p>
          </table:table-cell>
          <table:table-cell table:style-name="Таблица1.B2" office:value-type="float" office:value="0">
            <text:p text:style-name="P4"><text:s/>Указывает, куда пишутся логи (если настроено перенаправление). <text:s text:c="12"/></text:p>
          </table:table-cell>
        </table:table-row>
        <table:table-row>
          <table:table-cell table:style-name="Таблица1.A3" office:value-type="float" office:value="0">
            <text:p text:style-name="P4"><text:s/>global/ <text:s text:c="19"/></text:p>
          </table:table-cell>
          <table:table-cell table:style-name="Таблица1.B3" office:value-type="float" office:value="0">
            <text:p text:style-name="P4"><text:s/>Глобальные метаданные кластера (роли, настройки). <text:s text:c="25"/></text:p>
          </table:table-cell>
        </table:table-row>
        <table:table-row>
          <table:table-cell table:style-name="Таблица1.A2" office:value-type="float" office:value="0">
            <text:p text:style-name="P4"><text:s/>lex_aud.sql <text:s text:c="15"/></text:p>
          </table:table-cell>
          <table:table-cell table:style-name="Таблица1.B2" office:value-type="float" office:value="0">
            <text:p text:style-name="P4"><text:s/>Пользовательский SQL-скрипт (не стандартный для PostgreSQL). <text:s text:c="14"/></text:p>
          </table:table-cell>
        </table:table-row>
        <table:table-row>
          <table:table-cell table:style-name="Таблица1.A3" office:value-type="float" office:value="0">
            <text:p text:style-name="P4"><text:s/>patroni.dynamic.json <text:s text:c="6"/></text:p>
          </table:table-cell>
          <table:table-cell table:style-name="Таблица1.B3" office:value-type="float" office:value="0">
            <text:p text:style-name="P4"><text:s/>Динамические настройки для Patroni (управление кластером). <text:s text:c="16"/></text:p>
          </table:table-cell>
        </table:table-row>
        <table:table-row>
          <table:table-cell table:style-name="Таблица1.A2" office:value-type="float" office:value="0">
            <text:p text:style-name="P4"><text:s/>pg_commit_ts/ <text:s text:c="13"/></text:p>
          </table:table-cell>
          <table:table-cell table:style-name="Таблица1.B2" office:value-type="float" office:value="0">
            <text:p text:style-name="P4"><text:s/>Хранит метки времени commit для транзакций. <text:s text:c="31"/></text:p>
          </table:table-cell>
        </table:table-row>
        <table:table-row>
          <table:table-cell table:style-name="Таблица1.A3" office:value-type="float" office:value="0">
            <text:p text:style-name="P4"><text:s/>pg_dynshmem/ <text:s text:c="14"/></text:p>
          </table:table-cell>
          <table:table-cell table:style-name="Таблица1.B3" office:value-type="float" office:value="0">
            <text:p text:style-name="P4"><text:s/>Разделяемая память для динамически загружаемых модулей. <text:s text:c="18"/></text:p>
          </table:table-cell>
        </table:table-row>
        <table:table-row>
          <table:table-cell table:style-name="Таблица1.A2" office:value-type="float" office:value="0">
            <text:p text:style-name="P4"><text:s/>pg_hba.conf <text:s text:c="15"/></text:p>
          </table:table-cell>
          <table:table-cell table:style-name="Таблица1.B2" office:value-type="float" office:value="0">
            <text:p text:style-name="P4"><text:s/>Конфигурация аутентификации (доступ к СУБД). <text:s text:c="30"/></text:p>
          </table:table-cell>
        </table:table-row>
        <table:table-row>
          <table:table-cell table:style-name="Таблица1.A3" office:value-type="float" office:value="0">
            <text:p text:style-name="P4"><text:s/>pg_hba.conf.backup <text:s text:c="8"/></text:p>
          </table:table-cell>
          <table:table-cell table:style-name="Таблица1.B3" office:value-type="float" office:value="0">
            <text:p text:style-name="P4"><text:s/>Резервная копия pg_hba.conf. <text:s text:c="45"/></text:p>
          </table:table-cell>
        </table:table-row>
        <table:table-row>
          <table:table-cell table:style-name="Таблица1.A2" office:value-type="float" office:value="0">
            <text:p text:style-name="P4"><text:s/>pg_ident.conf <text:s text:c="13"/></text:p>
          </table:table-cell>
          <table:table-cell table:style-name="Таблица1.B2" office:value-type="float" office:value="0">
            <text:p text:style-name="P4"><text:s/>Сопоставление системных пользователей с пользователями PostgreSQL. <text:s text:c="8"/></text:p>
          </table:table-cell>
        </table:table-row>
        <table:table-row>
          <table:table-cell table:style-name="Таблица1.A3" office:value-type="float" office:value="0">
            <text:p text:style-name="P4"><text:s/>pg_ident.conf.backup <text:s text:c="6"/></text:p>
          </table:table-cell>
          <table:table-cell table:style-name="Таблица1.B3" office:value-type="float" office:value="0">
            <text:p text:style-name="P4"><text:s/>Резервная копия pg_ident.conf. <text:s text:c="44"/></text:p>
          </table:table-cell>
        </table:table-row>
        <table:table-row>
          <table:table-cell table:style-name="Таблица1.A2" office:value-type="float" office:value="0">
            <text:p text:style-name="P4"><text:s/>pg_logical/ <text:s text:c="15"/></text:p>
          </table:table-cell>
          <table:table-cell table:style-name="Таблица1.B2" office:value-type="float" office:value="0">
            <text:p text:style-name="P4"><text:s/>Данные для логической репликации. <text:s text:c="41"/></text:p>
          </table:table-cell>
        </table:table-row>
        <table:table-row>
          <table:table-cell table:style-name="Таблица1.A3" office:value-type="float" office:value="0">
            <text:p text:style-name="P4"><text:s/>pg_multixact/ <text:s text:c="13"/></text:p>
          </table:table-cell>
          <table:table-cell table:style-name="Таблица1.B3" office:value-type="float" office:value="0">
            <text:p text:style-name="P4"><text:s/>Информация о мультитранзакциях (блокировки). <text:s text:c="30"/></text:p>
          </table:table-cell>
        </table:table-row>
        <table:table-row>
          <table:table-cell table:style-name="Таблица1.A2" office:value-type="float" office:value="0">
            <text:p text:style-name="P4"><text:s/>pg_notify/ <text:s text:c="16"/></text:p>
          </table:table-cell>
          <table:table-cell table:style-name="Таблица1.B2" office:value-type="float" office:value="0">
            <text:p text:style-name="P4"><text:s/>Уведомления (NOTIFY/LISTEN). <text:s text:c="46"/></text:p>
          </table:table-cell>
        </table:table-row>
        <table:table-row>
          <table:table-cell table:style-name="Таблица1.A3" office:value-type="float" office:value="0">
            <text:p text:style-name="P4"><text:s/>pg_replslot/ <text:s text:c="14"/></text:p>
          </table:table-cell>
          <table:table-cell table:style-name="Таблица1.B3" office:value-type="float" office:value="0">
            <text:p text:style-name="P4"><text:s/>Слоты репликации (физическая/логическая репликация). <text:s text:c="22"/></text:p>
          </table:table-cell>
        </table:table-row>
        <table:table-row>
          <table:table-cell table:style-name="Таблица1.A2" office:value-type="float" office:value="0">
            <text:p text:style-name="P4"><text:s/>pg_serial/ <text:s text:c="16"/></text:p>
          </table:table-cell>
          <table:table-cell table:style-name="Таблица1.B2" office:value-type="float" office:value="0">
            <text:p text:style-name="P4"><text:s/>Информация о сериализуемых транзакциях. <text:s text:c="35"/></text:p>
          </table:table-cell>
        </table:table-row>
        <text:soft-page-break/>
        <table:table-row>
          <table:table-cell table:style-name="Таблица1.A3" office:value-type="float" office:value="0">
            <text:p text:style-name="P4"><text:s/>pg_snapshots/ <text:s text:c="13"/></text:p>
          </table:table-cell>
          <table:table-cell table:style-name="Таблица1.B3" office:value-type="float" office:value="0">
            <text:p text:style-name="P4"><text:s/>Снимки состояния (snapshots) для транзакций. <text:s text:c="30"/></text:p>
          </table:table-cell>
        </table:table-row>
        <table:table-row>
          <table:table-cell table:style-name="Таблица1.A2" office:value-type="float" office:value="0">
            <text:p text:style-name="P4"><text:s/>pg_stat/ <text:s text:c="18"/></text:p>
          </table:table-cell>
          <table:table-cell table:style-name="Таблица1.B2" office:value-type="float" office:value="0">
            <text:p text:style-name="P4"><text:s/>Постоянная статистика работы СУБД. <text:s text:c="40"/></text:p>
          </table:table-cell>
        </table:table-row>
        <table:table-row>
          <table:table-cell table:style-name="Таблица1.A3" office:value-type="float" office:value="0">
            <text:p text:style-name="P4"><text:s/>pg_stat_tmp/ <text:s text:c="14"/></text:p>
          </table:table-cell>
          <table:table-cell table:style-name="Таблица1.B3" office:value-type="float" office:value="0">
            <text:p text:style-name="P4"><text:s/>Временная статистика (сбрасывается при перезапуске). <text:s text:c="22"/></text:p>
          </table:table-cell>
        </table:table-row>
        <table:table-row>
          <table:table-cell table:style-name="Таблица1.A2" office:value-type="float" office:value="0">
            <text:p text:style-name="P4"><text:s/>pg_subtrans/ <text:s text:c="14"/></text:p>
          </table:table-cell>
          <table:table-cell table:style-name="Таблица1.B2" office:value-type="float" office:value="0">
            <text:p text:style-name="P4"><text:s/>Данные о подтранзакциях. <text:s text:c="50"/></text:p>
          </table:table-cell>
        </table:table-row>
        <table:table-row>
          <table:table-cell table:style-name="Таблица1.A3" office:value-type="float" office:value="0">
            <text:p text:style-name="P4"><text:s/>pg_tblspc/ <text:s text:c="16"/></text:p>
          </table:table-cell>
          <table:table-cell table:style-name="Таблица1.B3" office:value-type="float" office:value="0">
            <text:p text:style-name="P4"><text:s/>Симлинки на табличные пространства (если используются). <text:s text:c="19"/></text:p>
          </table:table-cell>
        </table:table-row>
        <table:table-row>
          <table:table-cell table:style-name="Таблица1.A2" office:value-type="float" office:value="0">
            <text:p text:style-name="P4"><text:s/>pg_twophase/ <text:s text:c="14"/></text:p>
          </table:table-cell>
          <table:table-cell table:style-name="Таблица1.B2" office:value-type="float" office:value="0">
            <text:p text:style-name="P4"><text:s/>Данные для двухфазных commit (2PC). <text:s text:c="39"/></text:p>
          </table:table-cell>
        </table:table-row>
        <table:table-row>
          <table:table-cell table:style-name="Таблица1.A3" office:value-type="float" office:value="0">
            <text:p text:style-name="P4"><text:s/>PG_VERSION <text:s text:c="16"/></text:p>
          </table:table-cell>
          <table:table-cell table:style-name="Таблица1.B3" office:value-type="float" office:value="0">
            <text:p text:style-name="P4"><text:s/>Версия PostgreSQL (например, 14). <text:s text:c="41"/></text:p>
          </table:table-cell>
        </table:table-row>
        <table:table-row>
          <table:table-cell table:style-name="Таблица1.A2" office:value-type="float" office:value="0">
            <text:p text:style-name="P4"><text:s/>pg_wal/ <text:s text:c="19"/></text:p>
          </table:table-cell>
          <table:table-cell table:style-name="Таблица1.B2" office:value-type="float" office:value="0">
            <text:p text:style-name="P4"><text:s/>Write-Ahead Log (WAL) — журнал транзакций для восстановления. <text:s text:c="14"/></text:p>
          </table:table-cell>
        </table:table-row>
        <table:table-row>
          <table:table-cell table:style-name="Таблица1.A3" office:value-type="float" office:value="0">
            <text:p text:style-name="P4"><text:s/>pg_xact/ <text:s text:c="18"/></text:p>
          </table:table-cell>
          <table:table-cell table:style-name="Таблица1.B3" office:value-type="float" office:value="0">
            <text:p text:style-name="P4"><text:s/>Статусы транзакций (завершена, отменена). <text:s text:c="33"/></text:p>
          </table:table-cell>
        </table:table-row>
        <table:table-row>
          <table:table-cell table:style-name="Таблица1.A2" office:value-type="float" office:value="0">
            <text:p text:style-name="P4"><text:s/>postgresql.auto.conf <text:s text:c="6"/></text:p>
          </table:table-cell>
          <table:table-cell table:style-name="Таблица1.B2" office:value-type="float" office:value="0">
            <text:p text:style-name="P4"><text:s/>Автоматически генерируемые настройки (через ALTER SYSTEM). <text:s text:c="16"/></text:p>
          </table:table-cell>
        </table:table-row>
        <table:table-row table:style-name="Таблица1.31">
          <table:table-cell table:style-name="Таблица1.A3" office:value-type="float" office:value="0">
            <text:p text:style-name="P4"><text:s/>postgresql.base.conf <text:s text:c="6"/></text:p>
          </table:table-cell>
          <table:table-cell table:style-name="Таблица1.B3" office:value-type="float" office:value="0">
            <text:p text:style-name="P4"><text:s/>Базовый конфигурационный файл (возможно, резервная копия). <text:s text:c="16"/></text:p>
          </table:table-cell>
        </table:table-row>
        <table:table-row>
          <table:table-cell table:style-name="Таблица1.A2" office:value-type="float" office:value="0">
            <text:p text:style-name="P4"><text:s/>postgresql.base.conf.backup </text:p>
          </table:table-cell>
          <table:table-cell table:style-name="Таблица1.B2" office:value-type="float" office:value="0">
            <text:p text:style-name="P4"><text:s/>Резервная копия postgresql.base.conf. <text:s text:c="36"/></text:p>
          </table:table-cell>
        </table:table-row>
        <table:table-row>
          <table:table-cell table:style-name="Таблица1.A3" office:value-type="float" office:value="0">
            <text:p text:style-name="P4"><text:s/>postgresql.conf <text:s text:c="11"/></text:p>
          </table:table-cell>
          <table:table-cell table:style-name="Таблица1.B3" office:value-type="float" office:value="0">
            <text:p text:style-name="P4"><text:s/>Основной конфигурационный файл PostgreSQL. <text:s text:c="32"/></text:p>
          </table:table-cell>
        </table:table-row>
        <table:table-row>
          <table:table-cell table:style-name="Таблица1.A2" office:value-type="float" office:value="0">
            <text:p text:style-name="P4"><text:s/>postgresql.conf.backup <text:s text:c="4"/></text:p>
          </table:table-cell>
          <table:table-cell table:style-name="Таблица1.B2" office:value-type="float" office:value="0">
            <text:p text:style-name="P4"><text:s/>Резервная копия postgresql.conf. <text:s text:c="41"/></text:p>
          </table:table-cell>
        </table:table-row>
        <table:table-row>
          <table:table-cell table:style-name="Таблица1.A3" office:value-type="float" office:value="0">
            <text:p text:style-name="P4"><text:s/>postgresql.conf.start <text:s text:c="5"/></text:p>
          </table:table-cell>
          <table:table-cell table:style-name="Таблица1.B3" office:value-type="float" office:value="0">
            <text:p text:style-name="P4"><text:s/>Начальная конфигурация (нестандартное имя). <text:s text:c="31"/></text:p>
          </table:table-cell>
        </table:table-row>
        <table:table-row>
          <table:table-cell table:style-name="Таблица1.A2" office:value-type="float" office:value="0">
            <text:p text:style-name="P4"><text:s/>postmaster.opts <text:s text:c="11"/></text:p>
          </table:table-cell>
          <table:table-cell table:style-name="Таблица1.B2" office:value-type="float" office:value="0">
            <text:p text:style-name="P4"><text:s/>Параметры командной строки при запуске сервера. <text:s text:c="27"/></text:p>
          </table:table-cell>
        </table:table-row>
        <table:table-row>
          <table:table-cell table:style-name="Таблица1.A3" office:value-type="float" office:value="0">
            <text:p text:style-name="P4"><text:s/>postmaster.pid <text:s text:c="12"/></text:p>
          </table:table-cell>
          <table:table-cell table:style-name="Таблица1.B3" office:value-type="float" office:value="0">
            <text:p text:style-name="P4"><text:s/>PID основного процесса PostgreSQL и параметры запуска. <text:s text:c="20"/></text:p>
          </table:table-cell>
        </table:table-row>
        <table:table-row table:style-name="Таблица1.38">
          <table:table-cell table:style-name="Таблица1.A38" office:value-type="float" office:value="0">
            <text:p text:style-name="P4"><text:s/>tablespace_map.old <text:s text:c="8"/></text:p>
          </table:table-cell>
          <table:table-cell table:style-name="Таблица1.A38" office:value-type="float" office:value="0">
            <text:p text:style-name="P4"><text:s/>Временный файл для табличных пространств при восстановлении. <text:s text:c="14"/></text:p>
          </table:table-cell>
        </table:table-row>
      </table:table>
      <text:p text:style-name="P1"/>
      <text:p text:style-name="P1"/>
      <text:p text:style-name="P5">Дата создания</text:p>
      <text:p text:style-name="P1">[root@prd-msg-pg-03 ~]# <text:span text:style-name="T1">stat -c "%w %n" /var/lib/pgsql/14/messenger/*</text:span></text:p>
      <text:p text:style-name="P1">2025-03-25 13:18:52.556932555 +0000 /var/lib/pgsql/14/messenger/backup_label.old</text:p>
      <text:p text:style-name="P1">2025-03-25 13:57:19.010096629 +0000 /var/lib/pgsql/14/messenger/backup_manifest</text:p>
      <text:p text:style-name="P1">2025-03-25 13:18:52.662938120 +0000 /var/lib/pgsql/14/messenger/base</text:p>
      <text:p text:style-name="P1">2025-03-25 13:57:19.010096629 +0000 /var/lib/pgsql/14/messenger/conf.d</text:p>
      <text:p text:style-name="P1">2025-05-26 10:35:19.390742085 +0000 /var/lib/pgsql/14/messenger/current_logfiles</text:p>
      <text:p text:style-name="P1">2025-03-25 13:18:52.656937805 +0000 /var/lib/pgsql/14/messenger/global</text:p>
      <text:p text:style-name="P1">2025-03-25 13:18:52.655937752 +0000 /var/lib/pgsql/14/messenger/lex_aud.sql</text:p>
      <text:p text:style-name="P1">2025-03-25 13:18:52.656937805 +0000 /var/lib/pgsql/14/messenger/patroni.dynamic.json</text:p>
      <text:p text:style-name="P1">2025-03-25 13:18:52.656937805 +0000 /var/lib/pgsql/14/messenger/pg_commit_ts</text:p>
      <text:p text:style-name="P1">2025-03-25 13:57:19.010096629 +0000 /var/lib/pgsql/14/messenger/pg_dynshmem</text:p>
      <text:p text:style-name="P1">2025-03-25 13:18:52.656937805 +0000 /var/lib/pgsql/14/messenger/pg_hba.conf</text:p>
      <text:p text:style-name="P1">2025-03-25 13:57:19.010096629 +0000 /var/lib/pgsql/14/messenger/pg_hba.conf.backup</text:p>
      <text:p text:style-name="P1">2025-03-25 13:18:52.656937805 +0000 /var/lib/pgsql/14/messenger/pg_ident.conf</text:p>
      <text:p text:style-name="P1">2025-03-25 13:18:52.656937805 +0000 /var/lib/pgsql/14/messenger/pg_ident.conf.backup</text:p>
      <text:p text:style-name="P1">2025-03-25 13:18:52.656937805 +0000 /var/lib/pgsql/14/messenger/pg_logical</text:p>
      <text:p text:style-name="P1">2025-03-25 13:18:52.556932555 +0000 /var/lib/pgsql/14/messenger/pg_multixact</text:p>
      <text:p text:style-name="P1">2025-03-25 13:18:52.556932555 +0000 /var/lib/pgsql/14/messenger/pg_notify</text:p>
      <text:p text:style-name="P1">2025-03-25 13:18:52.656937805 +0000 /var/lib/pgsql/14/messenger/pg_replslot</text:p>
      <text:p text:style-name="P1">2025-03-25 13:18:52.662938120 +0000 /var/lib/pgsql/14/messenger/pg_serial</text:p>
      <text:p text:style-name="P1">2025-03-25 13:18:52.662938120 +0000 /var/lib/pgsql/14/messenger/pg_snapshots</text:p>
      <text:p text:style-name="P1">2025-03-25 13:18:52.656937805 +0000 /var/lib/pgsql/14/messenger/pg_stat</text:p>
      <text:p text:style-name="P1">2025-03-25 13:57:19.010096629 +0000 /var/lib/pgsql/14/messenger/pg_stat_tmp</text:p>
      <text:p text:style-name="P1">2025-03-25 13:18:52.655937752 +0000 /var/lib/pgsql/14/messenger/pg_subtrans</text:p>
      <text:p text:style-name="P1">2025-03-25 13:18:52.655937752 +0000 /var/lib/pgsql/14/messenger/pg_tblspc</text:p>
      <text:p text:style-name="P1"><text:soft-page-break/>2025-03-25 13:18:52.656937805 +0000 /var/lib/pgsql/14/messenger/pg_twophase</text:p>
      <text:p text:style-name="P1">2025-03-25 13:57:19.010096629 +0000 /var/lib/pgsql/14/messenger/PG_VERSION</text:p>
      <text:p text:style-name="P1">2025-03-25 13:18:52.556932555 +0000 /var/lib/pgsql/14/messenger/pg_wal</text:p>
      <text:p text:style-name="P1">2025-03-25 13:18:52.556932555 +0000 /var/lib/pgsql/14/messenger/pg_xact</text:p>
      <text:p text:style-name="P1">2025-04-24 07:48:08.112840008 +0000 /var/lib/pgsql/14/messenger/postgresql.auto.conf</text:p>
      <text:p text:style-name="P1">2025-03-27 13:38:53.169616281 +0000 /var/lib/pgsql/14/messenger/postgresql.base.conf</text:p>
      <text:p text:style-name="P1">2025-03-25 13:18:52.656937805 +0000 /var/lib/pgsql/14/messenger/postgresql.base.conf.backup</text:p>
      <text:p text:style-name="P1">2025-03-27 13:33:38.986074424 +0000 /var/lib/pgsql/14/messenger/postgresql.conf</text:p>
      <text:p text:style-name="P1">2025-03-25 13:18:52.656937805 +0000 /var/lib/pgsql/14/messenger/postgresql.conf.backup</text:p>
      <text:p text:style-name="P1">2025-03-25 13:18:52.655937752 +0000 /var/lib/pgsql/14/messenger/postgresql.conf.start</text:p>
      <text:p text:style-name="P1">2025-03-25 14:04:03.868519337 +0000 /var/lib/pgsql/14/messenger/postmaster.opts</text:p>
      <text:p text:style-name="P1">2025-03-28 06:16:30.286574991 +0000 /var/lib/pgsql/14/messenger/postmaster.pid</text:p>
      <text:p text:style-name="P1">2025-03-25 13:18:52.655937752 +0000 /var/lib/pgsql/14/messenger/tablespace_map.old</text:p>
      <text:p text:style-name="P1">[root@prd-msg-pg-03 ~]#</text:p>
      <text:p text:style-name="P1"/>
      <text:p text:style-name="P6">Дата изменения</text:p>
      <text:p text:style-name="P1">[root@prd-msg-pg-03 ~]# <text:span text:style-name="T1">ls -lLa --time=ctime --time-style=full-iso /var/lib/pgsql/14/messenger/</text:span></text:p>
      <text:p text:style-name="P1">total 2272</text:p>
      <text:p text:style-name="P1">drwx------ 20 postgres postgres <text:s text:c="3"/>4096 2025-05-26 10:37:34.672247999 +0000 .</text:p>
      <text:p text:style-name="P1">drwx------ <text:s/>6 postgres postgres <text:s text:c="3"/>4096 2025-03-25 13:18:05.379456160 +0000 ..</text:p>
      <text:p text:style-name="P1">-rw------- <text:s/>1 postgres postgres <text:s text:c="4"/>231 2025-03-25 14:04:04.052529073 +0000 backup_label.old</text:p>
      <text:p text:style-name="P1">-rw------- <text:s/>1 postgres postgres 1514649 2025-03-25 13:57:24.908408734 +0000 backup_manifest</text:p>
      <text:p text:style-name="P1">drwx------ 23 postgres postgres <text:s text:c="3"/>4096 2025-04-11 06:46:32.084112559 +0000 base</text:p>
      <text:p text:style-name="P1">drwxr-xr-x <text:s/>2 postgres postgres <text:s text:c="3"/>4096 2025-03-25 13:57:19.010096629 +0000 conf.d</text:p>
      <text:p text:style-name="P1">-rw------- <text:s/>1 postgres postgres <text:s text:c="5"/>46 2025-05-26 10:37:34.672247999 +0000 current_logfiles</text:p>
      <text:p text:style-name="P1">drwx------ <text:s/>2 postgres postgres <text:s text:c="3"/>4096 2025-05-26 10:27:10.762631200 +0000 global</text:p>
      <text:p text:style-name="P1">-rw-r--r-- <text:s/>1 postgres postgres <text:s text:c="2"/>20966 2025-03-25 13:18:52.656937805 +0000 lex_aud.sql</text:p>
      <text:p text:style-name="P1">-rw------- <text:s/>1 postgres postgres <text:s text:c="4"/>302 2025-03-25 13:18:52.656937805 +0000 patroni.dynamic.json</text:p>
      <text:p text:style-name="P1">drwx------ <text:s/>2 postgres postgres <text:s text:c="3"/>4096 2025-03-25 13:18:52.656937805 +0000 pg_commit_ts</text:p>
      <text:p text:style-name="P1">drwx------ <text:s/>2 postgres postgres <text:s text:c="3"/>4096 2025-03-25 13:57:19.010096629 +0000 pg_dynshmem</text:p>
      <text:p text:style-name="P1">-rw------- <text:s/>1 postgres postgres <text:s text:c="3"/>2487 2025-03-25 13:18:52.656937805 +0000 pg_hba.conf</text:p>
      <text:p text:style-name="P1">-rw------- <text:s/>1 postgres postgres <text:s text:c="3"/>2403 2025-03-25 13:57:19.010096629 +0000 pg_hba.conf.backup</text:p>
      <text:p text:style-name="P1">-rw------- <text:s/>1 postgres postgres <text:s text:c="3"/>1636 2025-03-25 13:18:52.656937805 +0000 pg_ident.conf</text:p>
      <text:p text:style-name="P1">-rw------- <text:s/>1 postgres postgres <text:s text:c="3"/>1636 2025-03-25 13:18:52.656937805 +0000 pg_ident.conf.backup</text:p>
      <text:p text:style-name="P1">drwx------ <text:s/>4 postgres postgres <text:s text:c="3"/>4096 2025-05-26 10:36:41.111276241 +0000 pg_logical</text:p>
      <text:p text:style-name="P1">drwx------ <text:s/>4 postgres postgres <text:s text:c="3"/>4096 2025-03-25 13:18:52.556932555 +0000 pg_multixact</text:p>
      <text:p text:style-name="P1">drwx------ <text:s/>2 postgres postgres <text:s text:c="3"/>4096 2025-03-25 13:18:52.556932555 +0000 pg_notify</text:p>
      <text:p text:style-name="P1">drwx------ <text:s/>3 postgres postgres <text:s text:c="3"/>4096 2025-03-28 08:45:49.879870663 +0000 pg_replslot</text:p>
      <text:p text:style-name="P1">drwx------ <text:s/>2 postgres postgres <text:s text:c="3"/>4096 2025-03-25 13:18:52.662938120 +0000 pg_serial</text:p>
      <text:p text:style-name="P1">drwx------ <text:s/>2 postgres postgres <text:s text:c="3"/>4096 2025-03-25 13:18:52.662938120 +0000 pg_snapshots</text:p>
      <text:p text:style-name="P1">drwx------ <text:s/>2 postgres postgres <text:s text:c="3"/>4096 2025-03-28 06:06:16.406093377 +0000 pg_stat</text:p>
      <text:p text:style-name="P1">drwx------ <text:s/>2 postgres postgres <text:s text:c="3"/>4096 2025-03-28 06:16:30.795602743 +0000 pg_stat_tmp</text:p>
      <text:p text:style-name="P1">drwx------ <text:s/>2 postgres postgres <text:s text:c="3"/>4096 2025-05-26 10:31:11.061963891 +0000 pg_subtrans</text:p>
      <text:p text:style-name="P1">drwx------ <text:s/>2 postgres postgres <text:s text:c="3"/>4096 2025-03-25 13:18:52.655937752 +0000 pg_tblspc</text:p>
      <text:p text:style-name="P1">drwx------ <text:s/>2 postgres postgres <text:s text:c="3"/>4096 2025-03-25 13:18:52.656937805 +0000 pg_twophase</text:p>
      <text:p text:style-name="P1">-rw------- <text:s/>1 postgres postgres <text:s text:c="6"/>3 2025-03-25 13:57:19.010096629 +0000 PG_VERSION</text:p>
      <text:p text:style-name="P1"><text:soft-page-break/>drwx------ <text:s/>3 postgres postgres <text:s/>581632 2025-05-26 10:36:11.075609752 +0000 pg_wal</text:p>
      <text:p text:style-name="P1">drwx------ <text:s/>2 postgres postgres <text:s text:c="3"/>4096 2025-05-26 10:06:41.107910529 +0000 pg_xact</text:p>
      <text:p text:style-name="P1">-rw------- <text:s/>1 postgres postgres <text:s text:c="3"/>1154 2025-04-24 07:48:08.115840174 +0000 postgresql.auto.conf</text:p>
      <text:p text:style-name="P1">-rw------- <text:s/>1 postgres postgres <text:s text:c="2"/>28908 2025-03-27 13:38:53.296623372 +0000 postgresql.base.conf</text:p>
      <text:p text:style-name="P1">-rw------- <text:s/>1 postgres postgres <text:s text:c="2"/>28900 2025-03-25 13:18:52.656937805 +0000 postgresql.base.conf.backup</text:p>
      <text:p text:style-name="P1">-rw------- <text:s/>1 postgres postgres <text:s text:c="3"/>1057 2025-03-27 13:33:38.987074480 +0000 postgresql.conf</text:p>
      <text:p text:style-name="P1">-rw------- <text:s/>1 postgres postgres <text:s text:c="3"/>1054 2025-03-25 13:18:52.656937805 +0000 postgresql.conf.backup</text:p>
      <text:p text:style-name="P1">-rw-r--r-- <text:s/>1 postgres postgres <text:s text:c="5"/>55 2025-03-25 13:18:52.655937752 +0000 postgresql.conf.start</text:p>
      <text:p text:style-name="P1">-rw------- <text:s/>1 postgres postgres <text:s text:c="5"/>62 2025-03-28 06:16:30.798602907 +0000 postmaster.opts</text:p>
      <text:p text:style-name="P1">-rw------- <text:s/>1 postgres postgres <text:s text:c="5"/>94 2025-03-28 06:16:44.541352159 +0000 postmaster.pid</text:p>
      <text:p text:style-name="P1">-rw------- <text:s/>1 postgres postgres <text:s text:c="6"/>0 2025-03-25 13:18:52.655937752 +0000 tablespace_map.old</text:p>
      <text:p text:style-name="P1">[root@prd-msg-pg-03 ~]#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2:07:25.409000000</meta:creation-date>
    <dc:date>2025-05-26T15:32:10.617000000</dc:date>
    <meta:editing-duration>PT2H2M21S</meta:editing-duration>
    <meta:editing-cycles>5</meta:editing-cycles>
    <meta:generator>LibreOffice/24.8.6.2$Windows_X86_64 LibreOffice_project/6d98ba145e9a8a39fc57bcc76981d1fb1316c60c</meta:generator>
    <meta:document-statistic meta:table-count="1" meta:image-count="0" meta:object-count="0" meta:page-count="5" meta:paragraph-count="229" meta:word-count="1382" meta:character-count="14897" meta:non-whitespace-character-count="11691"/>
  </office:meta>
</office:document-meta>
</file>